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4.04283333333333cm"/>
    </style:style>
    <style:style style:name="co2" style:family="table-column">
      <style:table-column-properties fo:break-before="auto" style:column-width="4.064cm"/>
    </style:style>
    <style:style style:name="co3" style:family="table-column">
      <style:table-column-properties fo:break-before="auto" style:column-width="3.026833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5.1435cm"/>
    </style:style>
    <style:style style:name="co6" style:family="table-column">
      <style:table-column-properties fo:break-before="auto" style:column-width="5.6515cm"/>
    </style:style>
    <style:style style:name="co7" style:family="table-column">
      <style:table-column-properties fo:break-before="auto" style:column-width="4.6355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style-name="ce1"/>
          <table:table-cell office:value-type="string" table:style-name="ce1">
            <text:p>stats_apres_modif</text:p>
          </table:table-cell>
          <table:table-cell office:value-type="string" table:style-name="ce1">
            <text:p>nbre_personnes</text:p>
          </table:table-cell>
          <table:table-cell office:value-type="string" table:style-name="ce1">
            <text:p>stats_sans_modif</text:p>
          </table:table-cell>
          <table:table-cell office:value-type="string" table:style-name="ce1">
            <text:p>nbre_personnes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2.79" table:style-name="ce2">
            <text:p>2,79</text:p>
          </table:table-cell>
          <table:table-cell office:value-type="float" office:value="100" table:style-name="ce2">
            <text:p>100,00</text:p>
          </table:table-cell>
          <table:table-cell office:value-type="float" office:value="232.45" table:style-name="ce2">
            <text:p>232,45</text:p>
          </table:table-cell>
          <table:table-cell office:value-type="float" office:value="100" table:style-name="ce2">
            <text:p>100,0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2.94" table:style-name="ce2">
            <text:p>2,94</text:p>
          </table:table-cell>
          <table:table-cell office:value-type="float" office:value="100" table:style-name="ce2">
            <text:p>100,00</text:p>
          </table:table-cell>
          <table:table-cell office:value-type="float" office:value="215.4" table:style-name="ce2">
            <text:p>215,40</text:p>
          </table:table-cell>
          <table:table-cell office:value-type="float" office:value="100" table:style-name="ce2">
            <text:p>100,0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9.7899999999999991" table:style-name="ce2">
            <text:p>9,79</text:p>
          </table:table-cell>
          <table:table-cell office:value-type="float" office:value="50" table:style-name="ce2">
            <text:p>50,00</text:p>
          </table:table-cell>
          <table:table-cell office:value-type="float" office:value="398.79" table:style-name="ce2">
            <text:p>398,79</text:p>
          </table:table-cell>
          <table:table-cell office:value-type="float" office:value="50" table:style-name="ce2">
            <text:p>50,0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10.42" table:style-name="ce2">
            <text:p>10,42</text:p>
          </table:table-cell>
          <table:table-cell office:value-type="float" office:value="50" table:style-name="ce2">
            <text:p>50,00</text:p>
          </table:table-cell>
          <table:table-cell office:value-type="float" office:value="390.51" table:style-name="ce2">
            <text:p>390,51</text:p>
          </table:table-cell>
          <table:table-cell office:value-type="float" office:value="50" table:style-name="ce2">
            <text:p>50,0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167.93" table:style-name="ce2">
            <text:p>167,93</text:p>
          </table:table-cell>
          <table:table-cell office:value-type="float" office:value="10" table:style-name="ce2">
            <text:p>10,00</text:p>
          </table:table-cell>
          <table:table-cell office:value-type="float" office:value="820.51" table:style-name="ce2">
            <text:p>820,51</text:p>
          </table:table-cell>
          <table:table-cell office:value-type="float" office:value="10" table:style-name="ce2">
            <text:p>10,0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152.13999999999999" table:style-name="ce2">
            <text:p>152,14</text:p>
          </table:table-cell>
          <table:table-cell office:value-type="float" office:value="10" table:style-name="ce2">
            <text:p>10,00</text:p>
          </table:table-cell>
          <table:table-cell office:value-type="float" office:value="825.42" table:style-name="ce2">
            <text:p>825,42</text:p>
          </table:table-cell>
          <table:table-cell office:value-type="float" office:value="10" table:style-name="ce2">
            <text:p>10,00</text:p>
          </table:table-cell>
          <table:table-cell table:number-columns-repeated="16379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style-name="ce1">
            <draw:frame draw:z-index="2" draw:id="id1" draw:style-name="a1" draw:name="Graphique 2" svg:x="1.13334in" svg:y="0.0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1">
            <draw:frame draw:z-index="1" draw:id="id0" draw:style-name="a0" draw:name="Graphique 6" svg:x="1.88333in" svg:y="0.0749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10 personnes</text:p>
          </table:table-cell>
          <table:table-cell office:value-type="string" table:style-name="ce1">
            <text:p>50 personnes</text:p>
          </table:table-cell>
          <table:table-cell office:value-type="string" table:style-name="ce1">
            <text:p>100 personn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PS sans modification</text:p>
          </table:table-cell>
          <table:table-cell office:value-type="float" office:value="822.96499999999992" table:formula="of:=AVERAGE([.D6:.D7])" table:style-name="ce2">
            <text:p>822,97</text:p>
          </table:table-cell>
          <table:table-cell office:value-type="float" office:value="394.65" table:formula="of:=AVERAGE([.D4:.D5])" table:style-name="ce2">
            <text:p>394,65</text:p>
          </table:table-cell>
          <table:table-cell office:value-type="float" office:value="223.92500000000001" table:formula="of:=AVERAGE([.D2:.D3])" table:style-name="ce2">
            <text:p>223,9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PS avec modification</text:p>
          </table:table-cell>
          <table:table-cell office:value-type="float" office:value="160.035" table:formula="of:=AVERAGE([.B6:.B7])" table:style-name="ce2">
            <text:p>160,04</text:p>
          </table:table-cell>
          <table:table-cell office:value-type="float" office:value="10.105" table:formula="of:=AVERAGE([.B4:.B5])" table:style-name="ce2">
            <text:p>10,11</text:p>
          </table:table-cell>
          <table:table-cell office:value-type="float" office:value="2.8650000000000002" table:formula="of:=AVERAGE([.B2:.B3])" table:style-name="ce2">
            <text:p>2,87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0</meta:generator>
    <meta:initial-creator>utilisateur</meta:initial-creator>
    <dc:creator>utilisateur</dc:creator>
    <meta:creation-date>2021-12-09T15:16:39Z</meta:creation-date>
    <dc:date>2021-12-10T10:11:08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svg:x="122.9424409448819pt" svg:y="7.0pt" chart:style-name="CT00">
          <text:p text:style-name="a0" text:class-names="" text:cond-style-name="">FPS SAE1.2 etape 1<text:s text:c="1"/></text:p>
        </chart:title>
        <chart:legend chart:legend-position="bottom" chart:legend-align="center" chart:style-name="Lgnd"/>
        <chart:plot-area chart:style-name="Plt0" dr3d:transform="matrix (0.99564446382742022 -2.9808720977665504E-2 -8.8337657901283395E-2 3.683342884450494E-2 0.99619477459360894 7.8989047291029485E-2 8.5646950730106197E-2 -8.189878647491336E-2 0.99295376962100912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1.$B$15:.$D$15"/>
          </chart:axis>
          <chart:axis chart:dimension="z" chart:name="primary-z" chart:style-name="Axs1"/>
          <chart:series chart:label-cell-address="Feuil1.$A$16" chart:values-cell-range-address="Feuil1.$B$16:.$D$16" chart:class="chart:bar" chart:attached-axis="primary-y" chart:style-name="G0S0">
            <chart:data-point chart:repeated="3"/>
          </chart:series>
          <chart:series chart:label-cell-address="Feuil1.$A$17" chart:values-cell-range-address="Feuil1.$B$17:.$D$17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PS SAE1.2 etape 1<text:s text:c="1"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1.$B$15:.$D$15"/>
          </chart:axis>
          <chart:series chart:label-cell-address="Feuil1.$A$16" chart:values-cell-range-address="Feuil1.$B$16:.$D$16" chart:class="chart:line" chart:attached-axis="primary-y" chart:style-name="G0S0">
            <chart:data-point chart:repeated="3"/>
          </chart:series>
          <chart:series chart:label-cell-address="Feuil1.$A$17" chart:values-cell-range-address="Feuil1.$B$17:.$D$17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